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condensed" svg:font-family="'roboto condensed', sans-serif"/>
    <style:font-face style:name="sans-serif" svg:font-family="sans-serif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22222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e4e51" style:font-name="roboto condensed" fo:font-size="10.5pt" fo:letter-spacing="normal" fo:font-style="normal" fo:font-weight="bold"/>
    </style:style>
    <style:style style:name="T4" style:family="text">
      <style:text-properties fo:font-variant="normal" fo:text-transform="none" fo:color="#4e4e51" style:font-name="roboto condensed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Traduction par </text:span><text:a xlink:type="simple" xlink:href="https://fr.wikisource.org/wiki/Auteur:Auguste_Desportes" text:style-name="Internet_20_link" text:visited-style-name="Visited_20_Internet_20_Link"><text:span text:style-name="T2">Auguste Desportes</text:span></text:a><text:span text:style-name="T1">.</text:span><text:line-break/><text:span text:style-name="T1">Texte établi par </text:span><text:a xlink:type="simple" xlink:href="https://fr.wikisource.org/wiki/Auteur:Édouard_Sommer" text:style-name="Internet_20_link" text:visited-style-name="Visited_20_Internet_20_Link"><text:span text:style-name="T2">Édouard Sommer</text:span></text:a><text:span text:style-name="T1">, Hachette, </text:span>1863 </text:p>
      <text:p text:style-name="Text_20_body"><text:span text:style-name="T3">Titre(s) : </text:span><text:span text:style-name="T4">Géorgiques, quatrième livre [expliqué, annoté et revu pour la traduction française par M. A. Desportes] [Texte imprimé] / Virgile</text:span> </text:p>
      <text:p text:style-name="Text_20_body"><text:span text:style-name="T3">Publication : </text:span><text:span text:style-name="T4">Paris : L. Hachette, 1863</text:span> </text:p>
      <text:h text:style-name="Heading_20_1" text:outline-level="1">Géorgiques, Livre 4</text:h>
      <text:p text:style-name="_3c_l_3e_"><text:span text:style-name="_3c_pb_3e_">[49]</text:span>luis magna commissa:</text:p>
      <text:p text:style-name="_3c_l_3e_">Orpheus miserabilis</text:p>
      <text:p text:style-name="_3c_l_3e_">suscitat tibi has pœnas</text:p>
      <text:p text:style-name="_3c_l_3e_">haud quaquam ob meritum,</text:p>
      <text:p text:style-name="_3c_l_3e_">nisi fata</text:p>
      <text:p text:style-name="_3c_l_3e_">resistant,</text:p>
      <text:p text:style-name="_3c_l_3e_">et sævit graviter</text:p>
      <text:p text:style-name="_3c_l_3e_">pro conjuge rapta.</text:p>
      <text:p text:style-name="_3c_l_3e_">Illa quidem puella</text:p>
      <text:p text:style-name="_3c_l_3e_">moritura,</text:p>
      <text:p text:style-name="_3c_l_3e_">dum fugeret te</text:p>
      <text:p text:style-name="_3c_l_3e_">præceps per flumina,</text:p>
      <text:p text:style-name="_3c_l_3e_">non vidit ante pedes</text:p>
      <text:p text:style-name="_3c_l_3e_">in herba alta</text:p>
      <text:p text:style-name="_3c_l_3e_">hydrum immanem</text:p>
      <text:p text:style-name="_3c_l_3e_">servantem ripas.</text:p>
      <text:p text:style-name="_3c_l_3e_">At chorus æqualis</text:p>
      <text:p text:style-name="_3c_l_3e_">Dryadum</text:p>
      <text:p text:style-name="_3c_l_3e_">implerunt clamore</text:p>
      <text:p text:style-name="_3c_l_3e_">montes supremos;</text:p>
      <text:p text:style-name="_3c_l_3e_"><text:span text:style-name="_3c_pb_3e_">[51]</text:span>arces Rhodopeiæ</text:p>
      <text:p text:style-name="_3c_l_3e_">altaque Pangæa, </text:p>
      <text:p text:style-name="_3c_l_3e_">et tellus mavortia Rhesi,</text:p>
      <text:p text:style-name="_3c_l_3e_">atque Getæ atque Hebrus,</text:p>
      <text:p text:style-name="_3c_l_3e_">atque Orithyia Actias</text:p>
      <text:p text:style-name="_3c_l_3e_">flerunt.</text:p>
      <text:p text:style-name="_3c_l_3e_">Ipse solans amorem ægrum</text:p>
      <text:p text:style-name="_3c_l_3e_">testudine cava</text:p>
      <text:p text:style-name="_3c_l_3e_">canebat te, dulcis conjux,</text:p>
      <text:p text:style-name="_3c_l_3e_">te in litore solo secum,</text:p>
      <text:p text:style-name="_3c_l_3e_">te, die veniente,</text:p>
      <text:p text:style-name="_3c_l_3e_">te, decedente.</text:p>
      <text:p text:style-name="_3c_l_3e_">Ingressus etiam</text:p>
      <text:p text:style-name="_3c_l_3e_">fauces Tænarias,</text:p>
      <text:p text:style-name="_3c_l_3e_">ostia alta Ditis,</text:p>
      <text:p text:style-name="_3c_l_3e_">et lucum caligantem</text:p>
      <text:p text:style-name="_3c_l_3e_">formidine nigra,</text:p>
      <text:p text:style-name="_3c_l_3e_">adiit</text:p>
      <text:p text:style-name="_3c_l_3e_">Manesque,</text:p>
      <text:p text:style-name="_3c_l_3e_">regemque tremendum,</text:p>
      <text:p text:style-name="_3c_l_3e_">cordaque</text:p>
      <text:p text:style-name="_3c_l_3e_">nescia mansuescere</text:p>
      <text:p text:style-name="_3c_l_3e_">precibus humanis.</text:p>
      <text:p text:style-name="_3c_l_3e_"/>
      <text:p text:style-name="_3c_l_3e_"><text:soft-page-break/>At Umbræ tenues,</text:p>
      <text:p text:style-name="_3c_l_3e_">commotæ cantu,</text:p>
      <text:p text:style-name="_3c_l_3e_">ibant de sedibus imis Erebi,</text:p>
      <text:p text:style-name="_3c_l_3e_">et simulacra</text:p>
      <text:p text:style-name="_3c_l_3e_">carentum luce:</text:p>
      <text:p text:style-name="_3c_l_3e_">quam multa</text:p>
      <text:p text:style-name="_3c_l_3e_">millia avium</text:p>
      <text:p text:style-name="_3c_l_3e_">se condunt in foliis,</text:p>
      <text:p text:style-name="_3c_l_3e_">ubi Vesper</text:p>
      <text:p text:style-name="_3c_l_3e_">aut imber hibernus</text:p>
      <text:p text:style-name="_3c_l_3e_">agit de montibus.</text:p>
      <text:p text:style-name="_3c_l_3e_">Matres atque viri,</text:p>
      <text:p text:style-name="_3c_l_3e_">corporaque</text:p>
      <text:p text:style-name="_3c_l_3e_">heroum magnanimum</text:p>
      <text:p text:style-name="_3c_l_3e_">defuncta vita,</text:p>
      <text:p text:style-name="_3c_l_3e_">pueri puellæque innuptæ,</text:p>
      <text:p text:style-name="_3c_l_3e_">juvenesque</text:p>
      <text:p text:style-name="_3c_l_3e_">impositi rogis</text:p>
      <text:p text:style-name="_3c_l_3e_">ante ora</text:p>
      <text:p text:style-name="_3c_l_3e_">parentum;</text:p>
      <text:p text:style-name="_3c_l_3e_">quos niger limus</text:p>
      <text:p text:style-name="_3c_l_3e_">et arundo deformis Cocyti,</text:p>
      <text:p text:style-name="_3c_l_3e_">palusque inamabilis</text:p>
      <text:p text:style-name="_3c_l_3e_"><text:span text:style-name="_3c_pb_3e_">[53]</text:span>alligat circum</text:p>
      <text:p text:style-name="_3c_l_3e_">unda tarda,</text:p>
      <text:p text:style-name="_3c_l_3e_">et coercet Styx</text:p>
      <text:p text:style-name="_3c_l_3e_">interfusa novies.</text:p>
      <text:p text:style-name="_3c_l_3e_"/>
      <text:p text:style-name="_3c_l_3e_">Quin domus ipsæ</text:p>
      <text:p text:style-name="_3c_l_3e_">atque Tartara intima Leti,</text:p>
      <text:p text:style-name="_3c_l_3e_">Eumenidesque</text:p>
      <text:p text:style-name="_3c_l_3e_">implexæ crinibus</text:p>
      <text:p text:style-name="_3c_l_3e_">angues cæruleos,</text:p>
      <text:p text:style-name="_3c_l_3e_">stupuere;</text:p>
      <text:p text:style-name="_3c_l_3e_">Cerberusque inhians</text:p>
      <text:p text:style-name="_3c_l_3e_">tenuit tria ora,</text:p>
      <text:p text:style-name="_3c_l_3e_">atque rota orbis Ixionii</text:p>
      <text:p text:style-name="_3c_l_3e_">constitit vento.</text:p>
      <text:p text:style-name="_3c_l_3e_">Jamque referens pedem</text:p>
      <text:p text:style-name="_3c_l_3e_">evaserat omnes casus,</text:p>
      <text:p text:style-name="_3c_l_3e_">Eurydiceque reddita</text:p>
      <text:p text:style-name="_3c_l_3e_">veniebat ad auras superas,</text:p>
      <text:p text:style-name="_3c_l_3e_">sequens pone</text:p>
      <text:p text:style-name="_3c_l_3e_">(namque Proserpina</text:p>
      <text:p text:style-name="_3c_l_3e_">dederat hanc legem),</text:p>
      <text:p text:style-name="_3c_l_3e_">quum dementia subita</text:p>
      <text:p text:style-name="_3c_l_3e_">cepit amantem incautum,</text:p>
      <text:p text:style-name="_3c_l_3e_">ignoscenda quidem</text:p>
      <text:p text:style-name="_3c_l_3e_">si Manes scirent ignoscere.</text:p>
      <text:p text:style-name="_3c_l_3e_">Restitit,</text:p>
      <text:p text:style-name="_3c_l_3e_">jamque sub luce ipsa,</text:p>
      <text:p text:style-name="_3c_l_3e_">immemor, heu!</text:p>
      <text:p text:style-name="_3c_l_3e_"><text:soft-page-break/>victusque animi,</text:p>
      <text:p text:style-name="_3c_l_3e_">respexit suam Eurydicen:</text:p>
      <text:p text:style-name="_3c_l_3e_">ibi omnis labor effusus,</text:p>
      <text:p text:style-name="_3c_l_3e_">atque rupta fœdera</text:p>
      <text:p text:style-name="_3c_l_3e_">tyranni immitis,</text:p>
      <text:p text:style-name="_3c_l_3e_">terque fragor auditus</text:p>
      <text:p text:style-name="_3c_l_3e_">stagnis Averni.</text:p>
      <text:p text:style-name="_3c_l_3e_">Quis perdidit, inquit illa,</text:p>
      <text:p text:style-name="_3c_l_3e_">et te, Orpheu, et me, miseram?</text:p>
      <text:p text:style-name="_3c_l_3e_">Quis tantus furor?</text:p>
      <text:p text:style-name="_3c_l_3e_">En fata crudelia</text:p>
      <text:p text:style-name="_3c_l_3e_">vocant iterum retro,</text:p>
      <text:p text:style-name="_3c_l_3e_">somnusque condit lumina</text:p>
      <text:p text:style-name="_3c_l_3e_">natantia.</text:p>
      <text:p text:style-name="_3c_l_3e_">Jamque vale: feror</text:p>
      <text:p text:style-name="_3c_l_3e_">circumdata nocte ingenti, </text:p>
      <text:p text:style-name="_3c_l_3e_">endensque tibi</text:p>
      <text:p text:style-name="_3c_l_3e_"><text:span text:style-name="_3c_pb_3e_">[55]</text:span>invalidas palmas,</text:p>
      <text:p text:style-name="_3c_l_3e_">heu! non tua.</text:p>
      <text:p text:style-name="_3c_l_3e_">Dixit, et subito</text:p>
      <text:p text:style-name="_3c_l_3e_">diversa fugit ex oculis,</text:p>
      <text:p text:style-name="_3c_l_3e_">ceu fumus</text:p>
      <text:p text:style-name="_3c_l_3e_">commixtus in auras tenues,</text:p>
      <text:p text:style-name="_3c_l_3e_">neque vidit præterea illum</text:p>
      <text:p text:style-name="_3c_l_3e_">prensantem nequidquam</text:p>
      <text:p text:style-name="_3c_l_3e_">umbras,</text:p>
      <text:p text:style-name="_3c_l_3e_">et volentem dicere multa;</text:p>
      <text:p text:style-name="_3c_l_3e_">nec portitor Orci</text:p>
      <text:p text:style-name="_3c_l_3e_">passus transire amplius</text:p>
      <text:p text:style-name="_3c_l_3e_">paludem objectam.</text:p>
      <text:p text:style-name="_3c_l_3e_">Quid faceret? quo se ferret</text:p>
      <text:p text:style-name="_3c_l_3e_">bis conjuge rapta?</text:p>
      <text:p text:style-name="_3c_l_3e_">quo fletu moveret Manes,</text:p>
      <text:p text:style-name="_3c_l_3e_">qua voce</text:p>
      <text:p text:style-name="_3c_l_3e_">Numina?</text:p>
      <text:p text:style-name="_3c_l_3e_">Illa quidem frigida</text:p>
      <text:p text:style-name="_3c_l_3e_">nabat jam</text:p>
      <text:p text:style-name="_3c_l_3e_">in cymba Stygia.</text:p>
      <text:p text:style-name="_3c_l_3e_">Perhibent illum flevisse</text:p>
      <text:p text:style-name="_3c_l_3e_">septem menses</text:p>
      <text:p text:style-name="_3c_l_3e_">totos ex ordine</text:p>
      <text:p text:style-name="_3c_l_3e_">sub rupe aeria,</text:p>
      <text:p text:style-name="_3c_l_3e_">ad undam Strymonis deserti</text:p>
      <text:p text:style-name="_3c_l_3e_">et mulcentem tigres,</text:p>
      <text:p text:style-name="_3c_l_3e_">et agentem quercus</text:p>
      <text:p text:style-name="_3c_l_3e_">carmine,</text:p>
      <text:p text:style-name="_3c_l_3e_">evolvisse hæc</text:p>
      <text:p text:style-name="_3c_l_3e_">sub antris gelidis.</text:p>
      <text:p text:style-name="_3c_l_3e_">Qualis Philomela,</text:p>
      <text:p text:style-name="_3c_l_3e_">mœrens sub umbra populea,</text:p>
      <text:p text:style-name="_3c_l_3e_">queritur fetus amissos,</text:p>
      <text:p text:style-name="_3c_l_3e_">quos detraxit nido</text:p>
      <text:p text:style-name="_3c_l_3e_"><text:soft-page-break/>implumes</text:p>
      <text:p text:style-name="_3c_l_3e_">arator durus observans:</text:p>
      <text:p text:style-name="_3c_l_3e_">at illa flet noctem,</text:p>
      <text:p text:style-name="_3c_l_3e_">sedensque ramo</text:p>
      <text:p text:style-name="_3c_l_3e_">integrat carmen miserabile,</text:p>
      <text:p text:style-name="_3c_l_3e_">et implet late loca questibus mœstis.</text:p>
      <text:p text:style-name="_3c_l_3e_">Nulla Venus,</text:p>
      <text:p text:style-name="_3c_l_3e_">non ulli hymenæi</text:p>
      <text:p text:style-name="_3c_l_3e_">flexerunt animum.</text:p>
      <text:p text:style-name="_3c_l_3e_">Solus lustrabat</text:p>
      <text:p text:style-name="_3c_l_3e_">glacies Hyperboreas </text:p>
      <text:p text:style-name="_3c_l_3e_"><text:span text:style-name="_3c_pb_3e_">[57]</text:span>Tanaimque nivalem,</text:p>
      <text:p text:style-name="_3c_l_3e_">arvaque nunquam viduata</text:p>
      <text:p text:style-name="_3c_l_3e_">pruinis Rhiphæis,</text:p>
      <text:p text:style-name="_3c_l_3e_">querens Eurydicen raptam</text:p>
      <text:p text:style-name="_3c_l_3e_">atque dona Ditis</text:p>
      <text:p text:style-name="_3c_l_3e_">irrita.</text:p>
      <text:p text:style-name="_3c_l_3e_">Quo munere</text:p>
      <text:p text:style-name="_3c_l_3e_">matres Ciconum</text:p>
      <text:p text:style-name="_3c_l_3e_">spretæ</text:p>
      <text:p text:style-name="_3c_l_3e_">sparsere per agros latos</text:p>
      <text:p text:style-name="_3c_l_3e_">juvenem discerptum</text:p>
      <text:p text:style-name="_3c_l_3e_">inter sacra Deum</text:p>
      <text:p text:style-name="_3c_l_3e_">orgiaque</text:p>
      <text:p text:style-name="_3c_l_3e_">Bacchi nocturni.</text:p>
      <text:p text:style-name="_3c_l_3e_">Tum quoque,</text:p>
      <text:p text:style-name="_3c_l_3e_">quum Hebrus Œagrius</text:p>
      <text:p text:style-name="_3c_l_3e_">portans caput revulsum</text:p>
      <text:p text:style-name="_3c_l_3e_">a cervice marmorea,</text:p>
      <text:p text:style-name="_3c_l_3e_">volveret medio gurgite,</text:p>
      <text:p text:style-name="_3c_l_3e_">vox ipsa et lingua frigida,</text:p>
      <text:p text:style-name="_3c_l_3e_">anima fugiente,</text:p>
      <text:p text:style-name="_3c_l_3e_">vocabat Eurydicen,</text:p>
      <text:p text:style-name="_3c_l_3e_">ah! miseram Eurydicen!</text:p>
      <text:p text:style-name="_3c_l_3e_">ripæ referebant</text:p>
      <text:p text:style-name="_3c_l_3e_">toto flumine Eurydic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condensed" svg:font-family="'roboto condensed', sans-serif"/>
    <style:font-face style:name="sans-serif" svg:font-family="sans-serif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_3e_" style:display-name="&lt;l&gt;" style:family="paragraph" style:parent-style-name="Standard">
      <style:text-properties fo:font-weight="normal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3:11:14.42</meta:creation-date>
    <dc:date>2019-10-30T16:41:12.88</dc:date>
    <dc:creator>Karolina Suchecka</dc:creator>
    <meta:editing-duration>PT6H55M50S</meta:editing-duration>
    <meta:editing-cycles>10</meta:editing-cycles>
    <meta:generator>OpenOffice/4.1.6$Win32 OpenOffice.org_project/416m1$Build-9790</meta:generator>
    <meta:document-statistic meta:table-count="0" meta:image-count="0" meta:object-count="0" meta:page-count="4" meta:paragraph-count="186" meta:word-count="518" meta:character-count="3458"/>
  </office:meta>
</office:document-meta>
</file>